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433" officeooo:paragraph-rsid="00001433"/>
    </style:style>
    <style:style style:name="P2" style:family="paragraph" style:parent-style-name="Standard">
      <style:text-properties officeooo:paragraph-rsid="00001433"/>
    </style:style>
    <style:style style:name="P3" style:family="paragraph" style:parent-style-name="Standard">
      <style:text-properties style:text-underline-style="none" officeooo:rsid="00001433" officeooo:paragraph-rsid="00001433"/>
    </style:style>
    <style:style style:name="T1" style:family="text">
      <style:text-properties officeooo:rsid="0000143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0143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01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Calduch Terol <text:s text:c="2"/>2-DAM </text:p>
      <text:p text:style-name="P1"/>
      <text:p text:style-name="P1"><text:tab/><text:tab/><text:tab/><text:tab/>Manual de Malas practicas</text:p>
      <text:p text:style-name="P1"/>
      <text:p text:style-name="P1">Introducción:</text:p>
      <text:p text:style-name="P1"/>
      <text:p text:style-name="P1">Las malas practicas de programación son patrones y enfoques incorrectos o ineficientes que se <text:s/>utilizan al escribir el código. Esto pueden conducir a que el código sea difícil de mantener, propenso a mantener errores y con mal rendimiento. Para que no se vuelvan a cometer se escribirán las malas practicas que se dan en el código de ejemplo.</text:p>
      <text:p text:style-name="P3"/>
      <text:p text:style-name="P1">Ejemplos:</text:p>
      <text:p text:style-name="P1"/>
      <text:p text:style-name="P2"><text:span text:style-name="T5">-</text:span><text:span text:style-name="T3">Falta de modularidad:</text:span><text:span text:style-name="T1"> El código se encuentra en un único metodo <text:s/>“Main” sin modularización, lo que dificulta la legibilidad y </text:span>sostenibilidad. </text:p>
      <text:p text:style-name="P2"><text:tab/><text:span text:style-name="T3">Solución</text:span><text:span text:style-name="T1">: Se deberá dividir <text:s/>el código en métodos mas pequeños cada una con una única <text:tab/>responsabilidad</text:span></text:p>
      <text:p text:style-name="P2"/>
      <text:p text:style-name="P1"><text:span text:style-name="T4">-</text:span><text:span text:style-name="T2">Repetición de Código</text:span>: Hay repeticiones de código en las secciones que manejan diferentes opciones de ingredientes y tamaños de pizza</text:p>
      <text:p text:style-name="P1"><text:tab/><text:span text:style-name="T2">Solución</text:span>: Utiliza estructuras de datos, como diccionarios, para almacenar los precios de los <text:tab/>ingredientes y los factores de tamaño</text:p>
      <text:p text:style-name="P1"/>
      <text:p text:style-name="P1"><text:span text:style-name="T4">-</text:span><text:span text:style-name="T2">Falta de validación:</text:span> No se realizan suficientes validaciones de entrada de usuario lo que puede llevar a errores</text:p>
      <text:p text:style-name="P1"><text:tab/><text:span text:style-name="T2">Solución</text:span>: Agrega validaciones para garantizar que las entradas del usuario sean válidos, por ejemplo un try/catch.</text:p>
      <text:p text:style-name="P1"/>
      <text:p text:style-name="P1"><text:span text:style-name="T4">-</text:span><text:span text:style-name="T2">Falta de comentarios:</text:span> El código carece de comentarios que expliquen su funcionamiento y propósito</text:p>
      <text:p text:style-name="P1"><text:tab/><text:span text:style-name="T2">Solución</text:span>: agrega comentarios que describan que hace cada método y cualquier decisión importante del código </text:p>
      <text:p text:style-name="P1"/>
      <text:p text:style-name="P1"><text:span text:style-name="T4">-</text:span><text:span text:style-name="T2">Falta de manejo de excepciones:</text:span> El código no maneja excepciones, lo que podría llevar a un comportamiento no deseado si ocurren errores</text:p>
      <text:p text:style-name="P1"><text:tab/><text:span text:style-name="T2">Solución</text:span>: Agrega bloques de manejo de excepciones para capturar y manejar errores de manera adecuada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0:40:26.716000000</meta:creation-date>
    <dc:date>2023-11-02T11:07:24.001000000</dc:date>
    <meta:editing-duration>PT26M59S</meta:editing-duration>
    <meta:editing-cycles>1</meta:editing-cycles>
    <meta:document-statistic meta:table-count="0" meta:image-count="0" meta:object-count="0" meta:page-count="1" meta:paragraph-count="15" meta:word-count="244" meta:character-count="1604" meta:non-whitespace-character-count="1355"/>
    <meta:generator>LibreOffice/7.6.0.3$Windows_X86_64 LibreOffice_project/69edd8b8ebc41d00b4de3915dc82f8f0fc3b6265</meta:generator>
  </office:meta>
</office:document-meta>
</file>